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impleType.setValues( short type , String name , String [ ] enumeration , boolean list , short defaultType , String defaultValue , DatatypeValidator datatype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SimpleTyp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